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me Vinaigrette Recipe &amp; Quinoa Salad</text:p>
      <text:p text:style-name="P1"/>
      <text:p text:style-name="P2">6 tablespoons fresh lime juice</text:p>
      <text:p text:style-name="P2">3 tablespoons champagne vinegar</text:p>
      <text:p text:style-name="P2">4 teaspoons lime zest</text:p>
      <text:p text:style-name="P2">2 tablespoons minced garlic</text:p>
      <text:p text:style-name="P2">4 tablespoons chopped mint or cilantro (I used mint)</text:p>
      <text:p text:style-name="P2">2 serrano chiles, seeded and chopped finely</text:p>
      <text:p text:style-name="P2">3 teaspoons ground cumin</text:p>
      <text:p text:style-name="P2">2/3 olive oil</text:p>
      <text:p text:style-name="P2">salt &amp; pepper to taste</text:p>
      <text:p text:style-name="P2"/>
      <text:p text:style-name="P2">Whisk all ingredients together.</text:p>
      <text:p text:style-name="P2"/>
      <text:p text:style-name="P2">Here's what I put in my salad:</text:p>
      <text:p text:style-name="P2"/>
      <text:p text:style-name="P2">1 cup of quinoa cooked up. </text:p>
      <text:p text:style-name="P2">Apppx. <text:s text:c="2"/>10 fresh green beans, washed and cut and cooked up with the quinoa</text:p>
      <text:p text:style-name="P2">6 small tomatoes, quartered</text:p>
      <text:p text:style-name="P2">1 small bottle of marinated artichoke hearts, drained and chopped finely</text:p>
      <text:p text:style-name="P2">1/2 a small can of corn, drained</text:p>
      <text:p text:style-name="P2">½ of a red onion, chopped fine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1:14</meta:creation-date>
    <meta:editing-duration>PT52113H31M44S</meta:editing-duration>
    <meta:document-statistic meta:table-count="0" meta:image-count="0" meta:object-count="0" meta:page-count="1" meta:paragraph-count="18" meta:word-count="111" meta:character-count="627"/>
    <dc:date>2010-07-27T07:15:37</dc:date>
    <dc:creator>robertm </dc:creator>
    <meta:generator>OpenOffice.org/3.1$Unix OpenOffice.org_project/310m19$Build-9420</meta:generator>
    <meta:user-defined meta:name="Info 1"/>
    <meta:user-defined meta:name="Info 2"/>
    <meta:user-defined meta:name="Info 3"/>
    <meta:user-defined meta:name="Info 4"/>
  </office:meta>
</office:document-meta>
</file>